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b67a" officeooo:paragraph-rsid="001bb67a"/>
    </style:style>
    <style:style style:name="T1" style:family="text">
      <style:text-properties officeooo:rsid="001b356f"/>
    </style:style>
    <style:style style:name="T2" style:family="text">
      <style:text-properties officeooo:rsid="001bb6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rl <text:a xlink:type="simple" xlink:href="https://api.github.com/repos/ticlacalvin/Demo-Repo-Calvin/branches" text:style-name="Internet_20_link" text:visited-style-name="Visited_20_Internet_20_Link">https://api.github.com/repos/ticlacalvin/Demo-Repo-Calvin/branches</text:a></text:p>
      <text:p text:style-name="Standard">curl <text:a xlink:type="simple" xlink:href="https://api.github.com/users/ticlacalvin/repos" text:style-name="Internet_20_link" text:visited-style-name="Visited_20_Internet_20_Link">https://api.github.com/users/ticlacalvin/repos</text:a> &gt; <text:span text:style-name="T2">data.json</text:span></text:p>
      <text:p text:style-name="Standard"/>
      <text:p text:style-name="P1">To extract just the repos names <text:s/>from data.json do</text:p>
      <text:p text:style-name="Standard">jq '.[] | .name' data.json</text:p>
      <text:p text:style-name="Standard"/>
      <text:p text:style-name="Standard"/>
      <text:p text:style-name="Standard"/>
      <text:h text:style-name="Heading_20_1" text:outline-level="1">Guide to Linux jq Command for JSON Processing<text:span text:style-name="T1">(how to parse into an array of items?)</text:span></text:h>
      <text:p text:style-name="Standard"/>
      <text:p text:style-name="Standard">https://www.baeldung.com/linux/jq-command-js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00:05:30.547548084</meta:creation-date>
    <dc:date>2022-09-02T19:03:38.356625845</dc:date>
    <meta:editing-duration>PT17H57M14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1" meta:paragraph-count="6" meta:word-count="36" meta:character-count="339" meta:non-whitespace-character-count="308"/>
  </office:meta>
</office:document-meta>
</file>